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a3712" officeooo:paragraph-rsid="001a3712"/>
    </style:style>
    <style:style style:name="P2" style:family="paragraph" style:parent-style-name="Text_20_body" style:list-style-name="L1">
      <style:text-properties officeooo:rsid="001ad53f" officeooo:paragraph-rsid="001ad53f"/>
    </style:style>
    <style:style style:name="P3" style:family="paragraph" style:parent-style-name="Text_20_body" style:list-style-name="L1">
      <style:text-properties officeooo:rsid="001e6b3d" officeooo:paragraph-rsid="001e6b3d"/>
    </style:style>
    <style:style style:name="P4" style:family="paragraph" style:parent-style-name="Text_20_body" style:list-style-name="L1">
      <style:text-properties officeooo:rsid="00252f08" officeooo:paragraph-rsid="00252f08"/>
    </style:style>
    <style:style style:name="P5" style:family="paragraph" style:parent-style-name="Text_20_body" style:list-style-name="L1">
      <style:text-properties officeooo:rsid="00254ac4" officeooo:paragraph-rsid="00254ac4"/>
    </style:style>
    <style:style style:name="P6" style:family="paragraph" style:parent-style-name="Text_20_body" style:list-style-name="L1">
      <style:text-properties officeooo:rsid="002bd3b7" officeooo:paragraph-rsid="002bd3b7"/>
    </style:style>
    <style:style style:name="P7" style:family="paragraph" style:parent-style-name="Text_20_body" style:list-style-name="L1">
      <style:text-properties officeooo:rsid="002bf840" officeooo:paragraph-rsid="002bf840"/>
    </style:style>
    <style:style style:name="P8" style:family="paragraph" style:parent-style-name="Text_20_body" style:list-style-name="L1">
      <style:text-properties officeooo:rsid="002d4dfc" officeooo:paragraph-rsid="002e6f4a"/>
    </style:style>
    <style:style style:name="P9" style:family="paragraph" style:parent-style-name="Text_20_body" style:list-style-name="L1">
      <style:text-properties officeooo:rsid="0030e6fb" officeooo:paragraph-rsid="0030e6fb"/>
    </style:style>
    <style:style style:name="P10" style:family="paragraph" style:parent-style-name="Text_20_body" style:list-style-name="L1">
      <style:text-properties officeooo:rsid="0034885b" officeooo:paragraph-rsid="0034885b"/>
    </style:style>
    <style:style style:name="P11" style:family="paragraph" style:parent-style-name="Text_20_body" style:list-style-name="L1">
      <style:text-properties officeooo:rsid="003a8ac9" officeooo:paragraph-rsid="003a8ac9"/>
    </style:style>
    <style:style style:name="P12" style:family="paragraph" style:parent-style-name="Text_20_body" style:list-style-name="L1">
      <style:text-properties officeooo:rsid="003bc5c5" officeooo:paragraph-rsid="003bc5c5"/>
    </style:style>
    <style:style style:name="P13" style:family="paragraph" style:parent-style-name="Text_20_body" style:list-style-name="L1">
      <style:text-properties officeooo:rsid="003f2874" officeooo:paragraph-rsid="003f2874"/>
    </style:style>
    <style:style style:name="P14" style:family="paragraph" style:parent-style-name="Text_20_body" style:list-style-name="L1">
      <style:text-properties officeooo:rsid="004563c4" officeooo:paragraph-rsid="004563c4"/>
    </style:style>
    <style:style style:name="P15" style:family="paragraph" style:parent-style-name="Text_20_body" style:list-style-name="L1">
      <style:text-properties officeooo:rsid="004ac004" officeooo:paragraph-rsid="004ac004"/>
    </style:style>
    <style:style style:name="P16" style:family="paragraph" style:parent-style-name="Text_20_body" style:list-style-name="L1">
      <style:text-properties officeooo:rsid="004cc254" officeooo:paragraph-rsid="004cc254"/>
    </style:style>
    <style:style style:name="T1" style:family="text">
      <style:text-properties officeooo:rsid="0026f9c4"/>
    </style:style>
    <style:style style:name="T2" style:family="text">
      <style:text-properties officeooo:rsid="002b7827"/>
    </style:style>
    <style:style style:name="T3" style:family="text">
      <style:text-properties officeooo:rsid="002d4dfc"/>
    </style:style>
    <style:style style:name="T4" style:family="text">
      <style:text-properties officeooo:rsid="0030aad6"/>
    </style:style>
    <style:style style:name="T5" style:family="text">
      <style:text-properties officeooo:rsid="00323930"/>
    </style:style>
    <style:style style:name="T6" style:family="text">
      <style:text-properties officeooo:rsid="0033acce"/>
    </style:style>
    <style:style style:name="T7" style:family="text">
      <style:text-properties officeooo:rsid="0034885b"/>
    </style:style>
    <style:style style:name="T8" style:family="text">
      <style:text-properties officeooo:rsid="0035b3d3"/>
    </style:style>
    <style:style style:name="T9" style:family="text">
      <style:text-properties officeooo:rsid="003ae857"/>
    </style:style>
    <style:style style:name="T10" style:family="text">
      <style:text-properties officeooo:rsid="003c10ed"/>
    </style:style>
    <style:style style:name="T11" style:family="text">
      <style:text-properties officeooo:rsid="004392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 Langage learner</text:p>
      <text:p text:style-name="Heading">Objectifs du projet</text:p>
      <text:list xml:id="list2645547441" text:style-name="L1">
        <text:list-item>
          <text:p text:style-name="P2">Apprendre si besoin les différents symboles et prononciation permise par la langue. <text:span text:style-name="T1">Par exemple : </text:span></text:p>
          <text:list>
            <text:list-item>
              <text:p text:style-name="P4"><text:span text:style-name="T1">L</text:span>es symboles japonais ou chinois doivent être appris avant d'être utilisé.</text:p>
            </text:list-item>
            <text:list-item>
              <text:p text:style-name="P5">La prononciation des lettres en anglais ou en espagnol doi<text:span text:style-name="T11">vent</text:span> être apprise également.</text:p>
            </text:list-item>
          </text:list>
        </text:list-item>
        <text:list-item>
          <text:p text:style-name="P1">Apprendre suffisament de mot pour pouvoir être au maximum autonome. <text:span text:style-name="T2">Les mots appris doivent couvrir les domaines suivant :</text:span></text:p>
          <text:list>
            <text:list-item>
              <text:p text:style-name="P6">Présentation</text:p>
            </text:list-item>
            <text:list-item>
              <text:p text:style-name="P7">Politesse</text:p>
            </text:list-item>
            <text:list-item>
              <text:p text:style-name="P7">Description de chose ou d'objet</text:p>
            </text:list-item>
            <text:list-item>
              <text:p text:style-name="P14">Commander au restorant</text:p>
            </text:list-item>
            <text:list-item>
              <text:p text:style-name="P14">Objet du quotidien</text:p>
            </text:list-item>
            <text:list-item>
              <text:p text:style-name="P14">Travail</text:p>
            </text:list-item>
            <text:list-item>
              <text:p text:style-name="P14">Concept</text:p>
            </text:list-item>
          </text:list>
        </text:list-item>
        <text:list-item>
          <text:p text:style-name="P1">Apprendre les différentes formes de phrases pour mettre un sens aux mots appris. <text:span text:style-name="T3">En particulier :</text:span></text:p>
          <text:list>
            <text:list-item>
              <text:p text:style-name="P8">Les affirmations et les négations.</text:p>
            </text:list-item>
            <text:list-item>
              <text:p text:style-name="P8">Les Yes/No questions <text:span text:style-name="T4">et les questions ouvertes.</text:span></text:p>
            </text:list-item>
            <text:list-item>
              <text:p text:style-name="P9">Les <text:span text:style-name="T5">formes</text:span> de phrases spécifiques à la langue <text:span text:style-name="T6">les plus importantes.</text:span></text:p>
            </text:list-item>
          </text:list>
        </text:list-item>
        <text:list-item>
          <text:p text:style-name="P1">Apprendre les différentes formes de grammaire et conjugaison pour s'exprimer correctement. <text:span text:style-name="T7">Traiter en particulier :</text:span></text:p>
          <text:list>
            <text:list-item>
              <text:p text:style-name="P10">Pluriel/Singulier</text:p>
            </text:list-item>
            <text:list-item>
              <text:p text:style-name="P10">Conjugaison des temps les plus utilisés. Présent, passé, et futur <text:span text:style-name="T8">ainsi qu'un temps spécifique à la langue si celui ci est utilisé.</text:span></text:p>
            </text:list-item>
            <text:list-item>
              <text:p text:style-name="P15">Les exceptions les plus communes.</text:p>
            </text:list-item>
          </text:list>
        </text:list-item>
        <text:list-item>
          <text:p text:style-name="P1">Etre capable de faire de l'écrit et de l'oral dans chacune de ses langues.</text:p>
          <text:list>
            <text:list-item>
              <text:p text:style-name="P11">Etre capable de lire.</text:p>
            </text:list-item>
            <text:list-item>
              <text:p text:style-name="P11">Etre capable d'écrire.</text:p>
            </text:list-item>
            <text:list-item>
              <text:p text:style-name="P11">Etre capable d'écouter.</text:p>
            </text:list-item>
            <text:list-item>
              <text:p text:style-name="P11">Etre capable de parler.</text:p>
            </text:list-item>
          </text:list>
        </text:list-item>
        <text:list-item>
          <text:p text:style-name="P3">Etre capable d'utiliser tout les savoirs précédents dans des cas concrets. <text:span text:style-name="T9">Par exemple : </text:span></text:p>
          <text:list>
            <text:list-item>
              <text:p text:style-name="P12">Etre capable de lire ou d'écouter des objets culturels de<text:span text:style-name="T10">s pays concernés</text:span> comme des musiques ou des mangas.</text:p>
            </text:list-item>
            <text:list-item>
              <text:p text:style-name="P12">Discuter avec des natifs.</text:p>
            </text:list-item>
            <text:list-item>
              <text:p text:style-name="P12">Voyager dans les pays concernés.</text:p>
            </text:list-item>
          </text:list>
        </text:list-item>
        <text:list-item>
          <text:p text:style-name="P3"><text:soft-page-break/>Pouvoir se souvenir de tout cela.</text:p>
          <text:list>
            <text:list-item>
              <text:p text:style-name="P12">Faire régulièrement des tests.</text:p>
            </text:list-item>
            <text:list-item>
              <text:p text:style-name="P12">Utiliser ses connaissances aussi souvent que possible.</text:p>
            </text:list-item>
          </text:list>
        </text:list-item>
        <text:list-item>
          <text:p text:style-name="P13">Accèlerer l'apprentissage.</text:p>
          <text:list>
            <text:list-item>
              <text:p text:style-name="P16">Se renseigner sur la mémoire et l'apprentissage.</text:p>
            </text:list-item>
            <text:list-item>
              <text:p text:style-name="P16">Mettre en applicat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59S</meta:editing-duration>
    <meta:editing-cycles>34</meta:editing-cycles>
    <meta:generator>LibreOffice/5.3.1.2$Windows_x86 LibreOffice_project/e80a0e0fd1875e1696614d24c32df0f95f03deb2</meta:generator>
    <dc:date>2018-03-01T03:56:09.780000000</dc:date>
    <dc:creator>Andy Déliot</dc:creator>
    <meta:document-statistic meta:table-count="0" meta:image-count="0" meta:object-count="0" meta:page-count="2" meta:paragraph-count="36" meta:word-count="293" meta:character-count="1727" meta:non-whitespace-character-count="1502"/>
    <meta:user-defined meta:name="Info 1"/>
    <meta:user-defined meta:name="Info 2"/>
    <meta:user-defined meta:name="Info 3"/>
    <meta:user-defined meta:name="Info 4"/>
  </office:meta>
</office:document-meta>
</file>